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0020" officeooo:paragraph-rsid="000d0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=1</text:p>
      <text:p text:style-name="P1">x <text:s text:c="15"/>y (Euler) <text:s text:c="6"/>y (analytical) <text:s text:c="9"/>Euler-analytical</text:p>
      <text:p text:style-name="P1">0.000000 <text:s text:c="8"/>1.000000 <text:s text:c="7"/>1.000000</text:p>
      <text:p text:style-name="P1">1.000000 <text:s text:c="8"/>0.500000 <text:s text:c="7"/>0.819592 <text:s text:c="15"/>0.319592</text:p>
      <text:p text:style-name="P1">2.000000 <text:s text:c="8"/>0.750000 <text:s text:c="7"/>1.103638 <text:s text:c="15"/>0.353638</text:p>
      <text:p text:style-name="P1">3.000000 <text:s text:c="8"/>1.375000 <text:s text:c="7"/>1.669390 <text:s text:c="15"/>0.294390</text:p>
      <text:p text:style-name="P1"/>
      <text:p text:style-name="P1">h=0.5</text:p>
      <text:p text:style-name="P1">x <text:s text:c="15"/>y (Euler) <text:s text:c="6"/>y (analytical) <text:s text:c="9"/>Euler-analytical</text:p>
      <text:p text:style-name="P1">0.000000 <text:s text:c="8"/>1.000000 <text:s text:c="7"/>1.000000</text:p>
      <text:p text:style-name="P1">0.500000 <text:s text:c="8"/>0.750000 <text:s text:c="7"/>0.836402 <text:s text:c="15"/>0.086402</text:p>
      <text:p text:style-name="P1">1.000000 <text:s text:c="8"/>0.687500 <text:s text:c="7"/>0.819592 <text:s text:c="15"/>0.132092</text:p>
      <text:p text:style-name="P1">1.500000 <text:s text:c="8"/>0.765625 <text:s text:c="7"/>0.917100 <text:s text:c="15"/>0.151475</text:p>
      <text:p text:style-name="P1">2.000000 <text:s text:c="8"/>0.949219 <text:s text:c="7"/>1.103638 <text:s text:c="15"/>0.154420</text:p>
      <text:p text:style-name="P1">2.500000 <text:s text:c="8"/>1.211914 <text:s text:c="7"/>1.359514 <text:s text:c="15"/>0.147600</text:p>
      <text:p text:style-name="P1">3.000000 <text:s text:c="8"/>1.533936 <text:s text:c="7"/>1.669390 <text:s text:c="15"/>0.135455</text:p>
      <text:p text:style-name="P1"/>
      <text:p text:style-name="P1">h=0.25</text:p>
      <text:p text:style-name="P1">x <text:s text:c="15"/>y (Euler) <text:s text:c="6"/>y (analytical) <text:s text:c="9"/>Euler-analytical</text:p>
      <text:p text:style-name="P1">0.000000 <text:s text:c="8"/>1.000000 <text:s text:c="7"/>1.000000</text:p>
      <text:p text:style-name="P1">0.250000 <text:s text:c="8"/>0.875000 <text:s text:c="7"/>0.897491 <text:s text:c="15"/>0.022491</text:p>
      <text:p text:style-name="P1">0.500000 <text:s text:c="8"/>0.796875 <text:s text:c="7"/>0.836402 <text:s text:c="15"/>0.039527</text:p>
      <text:p text:style-name="P1">0.750000 <text:s text:c="8"/>0.759766 <text:s text:c="7"/>0.811868 <text:s text:c="15"/>0.052102</text:p>
      <text:p text:style-name="P1">1.000000 <text:s text:c="8"/>0.758545 <text:s text:c="7"/>0.819592 <text:s text:c="15"/>0.061047</text:p>
      <text:p text:style-name="P1">1.250000 <text:s text:c="8"/>0.788727 <text:s text:c="7"/>0.855784 <text:s text:c="15"/>0.067057</text:p>
      <text:p text:style-name="P1">1.500000 <text:s text:c="8"/>0.846386 <text:s text:c="7"/>0.917100 <text:s text:c="15"/>0.070714</text:p>
      <text:p text:style-name="P1">1.750000 <text:s text:c="8"/>0.928088 <text:s text:c="7"/>1.000586 <text:s text:c="15"/>0.072498</text:p>
      <text:p text:style-name="P1">2.000000 <text:s text:c="8"/>1.030827 <text:s text:c="7"/>1.103638 <text:s text:c="15"/>0.072812</text:p>
      <text:p text:style-name="P1">2.250000 <text:s text:c="8"/>1.151973 <text:s text:c="7"/>1.223957 <text:s text:c="15"/>0.071984</text:p>
      <text:p text:style-name="P1">2.500000 <text:s text:c="8"/>1.289227 <text:s text:c="7"/>1.359514 <text:s text:c="15"/>0.070288</text:p>
      <text:p text:style-name="P1">2.750000 <text:s text:c="8"/>1.440573 <text:s text:c="7"/>1.508519 <text:s text:c="15"/>0.067945</text:p>
      <text:p text:style-name="P1">3.000000 <text:s text:c="8"/>1.604252 <text:s text:c="7"/>1.669390 <text:s text:c="15"/>0.0651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6:38:52.483759079</meta:creation-date>
    <dc:date>2020-05-20T16:44:31.879725355</dc:date>
    <meta:editing-duration>PT5M39S</meta:editing-duration>
    <meta:editing-cycles>1</meta:editing-cycles>
    <meta:document-statistic meta:table-count="0" meta:image-count="0" meta:object-count="0" meta:page-count="1" meta:paragraph-count="30" meta:word-count="114" meta:character-count="1721" meta:non-whitespace-character-count="872"/>
    <meta:generator>LibreOffice/5.1.6.2$Linux_X86_64 LibreOffice_project/10m0$Build-2</meta:generator>
  </office:meta>
</office:document-meta>
</file>